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9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66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>
            <text:p>1 PIANO</text:p>
          </table:table-cell>
          <table:table-cell office:value-type="string">
            <text:p>chords</text:p>
          </table:table-cell>
          <table:table-cell/>
          <table:table-cell office:value-type="string">
            <text:p>2 SYNTHBAS </text:p>
          </table:table-cell>
          <table:table-cell office:value-type="string">
            <text:p>chords</text:p>
          </table:table-cell>
          <table:table-cell/>
          <table:table-cell office:value-type="string">
            <text:p>3 SYNTHPAD</text:p>
          </table:table-cell>
          <table:table-cell office:value-type="string">
            <text:p>chords</text:p>
          </table:table-cell>
          <table:table-cell/>
          <table:table-cell office:value-type="string">
            <text:p>4 KALIMBA</text:p>
          </table:table-cell>
          <table:table-cell office:value-type="string">
            <text:p>chords</text:p>
          </table:table-cell>
          <table:table-cell/>
          <table:table-cell office:value-type="string">
            <text:p>5 STRINGS</text:p>
          </table:table-cell>
          <table:table-cell office:value-type="string">
            <text:p>chords</text:p>
          </table:table-cell>
          <table:table-cell/>
          <table:table-cell office:value-type="string">
            <text:p>6 PLUCKBAS</text:p>
          </table:table-cell>
          <table:table-cell office:value-type="string">
            <text:p>notes</text:p>
          </table:table-cell>
          <table:table-cell/>
          <table:table-cell office:value-type="string">
            <text:p>7 DUOMOOG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ca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c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dg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cd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bdec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g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ecad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abdec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cdg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g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abdec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gecbad</text:p>
          </table:table-cell>
          <table:table-cell/>
          <table:table-cell office:value-type="float" office:value="5">
            <text:p>5</text:p>
          </table:table-cell>
          <table:table-cell office:value-type="string">
            <text:p>e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  <table:table-cell/>
          <table:table-cell office:value-type="float" office:value="5">
            <text:p>5</text:p>
          </table:table-cell>
          <table:table-cell office:value-type="string">
            <text:p>gabdec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d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ad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abdec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a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g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gb</text:p>
          </table:table-cell>
          <table:table-cell/>
          <table:table-cell office:value-type="float" office:value="7">
            <text:p>7</text:p>
          </table:table-cell>
          <table:table-cell office:value-type="string">
            <text:p>ea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float" office:value="7">
            <text:p>7</text:p>
          </table:table-cell>
          <table:table-cell office:value-type="string">
            <text:p>gbd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g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gabcd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d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</text:p>
          </table:table-cell>
          <table:table-cell/>
          <table:table-cell office:value-type="float" office:value="9">
            <text:p>9</text:p>
          </table:table-cell>
          <table:table-cell office:value-type="string">
            <text:p>d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d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abcd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cea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#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ec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a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db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db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ac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eca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a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ac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bcedg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dbga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b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d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bg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ac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dbgca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g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bgd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egc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cad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string">
            <text:p>ca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gdb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</text:p>
          </table:table-cell>
          <table:table-cell table:number-columns-repeated="10"/>
          <table:table-cell office:value-type="float" office:value="16">
            <text:p>16</text:p>
          </table:table-cell>
          <table:table-cell office:value-type="string">
            <text:p>edbgca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gec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table:number-columns-repeated="10"/>
          <table:table-cell office:value-type="float" office:value="17">
            <text:p>17</text:p>
          </table:table-cell>
          <table:table-cell office:value-type="string">
            <text:p>dbg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ec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</text:p>
          </table:table-cell>
          <table:table-cell table:number-columns-repeated="16"/>
          <table:table-cell office:value-type="float" office:value="18">
            <text:p>18</text:p>
          </table:table-cell>
          <table:table-cell office:value-type="string">
            <text:p>ec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number-columns-repeated="16"/>
          <table:table-cell office:value-type="float" office:value="19">
            <text:p>19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db</text:p>
          </table:table-cell>
          <table:table-cell table:number-columns-repeated="18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7">02/17/2021</text:date>, <text:time>21:22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8:00:47</meta:creation-date>
    <dc:date>2021-02-17T21:22:52</dc:date>
    <meta:editing-duration>PT10H29M9S</meta:editing-duration>
    <meta:editing-cycles>5</meta:editing-cycles>
    <meta:generator>OpenOffice/4.1.2$Unix OpenOffice.org_project/412m3$Build-9782</meta:generator>
    <meta:document-statistic meta:table-count="3" meta:cell-count="240" meta:object-count="0"/>
  </office:meta>
</office:document-meta>
</file>